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2.9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vertical-align="middle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  <style:paragraph-properties style:writing-mode="lr-tb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textarea-horizontal-align="justify" draw:textarea-vertical-align="top" draw:auto-grow-height="false" fo:min-height="4.15cm" fo:min-width="8.7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dash" draw:stroke-dash="Double_20_Dash" draw:textarea-horizontal-align="justify" draw:textarea-vertical-align="middle" draw:auto-grow-height="false" fo:min-height="2.15cm" fo:min-width="2.9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748cm" fo:min-width="1.301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415cm" fo:min-width="0.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0.5cm"/>
      <style:paragraph-properties style:writing-mode="lr-tb"/>
    </style:style>
    <style:style style:name="gr17" style:family="graphic" style:parent-style-name="standard">
      <style:graphic-properties draw:stroke="dash" draw:stroke-dash="Long_20_Dash" draw:textarea-horizontal-align="justify" draw:textarea-vertical-align="middle" draw:auto-grow-height="false" fo:min-height="0.45cm" fo:min-width="0.5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49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4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2.9cm"/>
      <style:paragraph-properties style:writing-mode="lr-tb"/>
    </style:style>
    <style:style style:name="gr23" style:family="graphic" style:parent-style-name="objectwithoutfill">
      <style:graphic-properties draw:marker-end="Arrow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start="Arrow" draw:marker-end="" draw:fill="none" draw:textarea-vertical-align="middl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52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8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164cm"/>
      <style:paragraph-properties style:writing-mode="lr-tb"/>
    </style:style>
    <style:style style:name="pr1" style:family="presentation" style:parent-style-name="Default-subtitle" style:list-style-name="L1">
      <style:graphic-properties draw:fill-color="#ffffff" draw:textarea-vertical-align="top" fo:min-height="12cm"/>
      <style:paragraph-properties style:writing-mode="lr-tb"/>
    </style:style>
    <style:style style:name="pr2" style:family="presentation" style:parent-style-name="Default-title">
      <style:graphic-properties fo:min-height="1.17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6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top" fo:min-height="5.017cm"/>
      <style:paragraph-properties style:writing-mode="lr-tb"/>
    </style:style>
    <style:style style:name="pr9" style:family="presentation" style:parent-style-name="Default-subtitle" style:list-style-name="L1">
      <style:graphic-properties draw:fill-color="#ffffff" draw:textarea-vertical-align="top" fo:min-height="7.525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5.8cm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top" fo:min-height="1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32pt"/>
    </style:style>
    <style:style style:name="P12" style:family="paragraph">
      <loext:graphic-properties draw:fill="solid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none"/>
      <style:paragraph-properties fo:text-align="center" style:writing-mode="lr-tb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style:text-line-through-style="solid" style:text-line-through-type="single"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8pt" style:font-size-asian="14pt" style:font-size-complex="14pt"/>
    </style:style>
    <style:style style:name="T13" style:family="text">
      <style:text-properties style:text-line-through-style="solid" style:text-line-through-type="single" fo:font-size="14pt" style:font-size-asian="14pt" style:font-size-complex="14pt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cm" svg:x="1.401cm" svg:y="2.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Database – part of the System to persist its data</text:span></text:p>
              </text:list-item>
              <text:list-item>
                <text:p text:style-name="P1"><text:span text:style-name="T1">Student – a person that is enrolled in a course of the University</text:span></text:p>
              </text:list-item>
              <text:list-item>
                <text:p text:style-name="P1"><text:span text:style-name="T1">Grade – the grade of an exame</text:span></text:p>
              </text:list-item>
              <text:list-item>
                <text:p text:style-name="P1"><text:span text:style-name="T1">Grade point average (GPA) - derived from the calculation of all grades of student’s exames</text:span></text:p>
              </text:list-item>
              <text:list-item>
                <text:p text:style-name="P1"><text:span text:style-name="T1">Course – The set of related subjects</text:span></text:p>
              </text:list-item>
              <text:list-item>
                <text:p text:style-name="P1"><text:span text:style-name="T1">Subject – one discipline of a course</text:span></text:p>
              </text:list-item>
              <text:list-item>
                <text:p text:style-name="P1"><text:span text:style-name="T1">University – The set of students, teachers, other envolved people and their relationships</text:span></text:p>
              </text:list-item>
              <text:list-item>
                <text:p text:style-name="P1"><text:span text:style-name="T1">Course coordinator – one dedicated person to take care of one course, need to be a teacher of </text:span><text:span text:style-name="T1">the University</text:span></text:p>
              </text:list-item>
              <text:list-item>
                <text:p text:style-name="P1"><text:span text:style-name="T1">General coordination – the coordinator of corrdinators</text:span></text:p>
              </text:list-item>
              <text:list-item>
                <text:p text:style-name="P1"><text:span text:style-name="T1">User – any person that uses the system</text:span></text:p>
              </text:list-item>
              <text:list-item>
                <text:p text:style-name="P1"><text:span text:style-name="T1">TI administrator – the person that confugures, installs and suports the system</text:span></text:p>
              </text:list-item>
              <text:list-item>
                <text:p text:style-name="P1"><text:span text:style-name="T1">Semester – a period of 6 months. The year is diveided in 2 semesters (from January to June and </text:span><text:span text:style-name="T1">July to December) </text:span></text:p>
              </text:list-item>
              <text:list-item>
                <text:p text:style-name="P1"><text:span text:style-name="T1">System – The sotware to admistrate the studends, teachers and courses from the point of view of </text:span><text:span text:style-name="T1">the teaching</text:span></text:p>
              </text:list-item>
            </text:list>
          </draw:text-box>
        </draw:frame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Overview - University</text:span></text:p>
          </draw:text-box>
        </draw:frame>
        <draw:custom-shape draw:style-name="gr2" draw:text-style-name="P6" xml:id="id1" draw:id="id1" draw:layer="layout" svg:width="3.4cm" svg:height="1.4cm" svg:x="8.8cm" svg:y="11.6cm">
          <text:p text:style-name="P6">student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3.4cm" svg:height="1.4cm" svg:x="17.4cm" svg:y="6.8cm">
          <text:p text:style-name="P6">grade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3.4cm" svg:height="3.2cm" svg:x="20.6cm" svg:y="11.2cm">
          <text:p text:style-name="P6">Grade</text:p>
          <text:p text:style-name="P6">Point</text:p>
          <text:p text:style-name="P6">Average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3.4cm" svg:height="1.4cm" svg:x="5.8cm" svg:y="6.8cm">
          <text:p text:style-name="P6">course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3.4cm" svg:height="1.4cm" svg:x="13.6cm" svg:y="8.8cm">
          <text:p text:style-name="P6">subject</text:p>
          <draw:enhanced-geometry svg:viewBox="0 0 21600 21600" draw:type="rectangle" draw:enhanced-path="M 0 0 L 21600 0 21600 21600 0 21600 0 0 Z N"/>
        </draw:custom-shape>
        <draw:custom-shape draw:style-name="gr2" draw:text-style-name="P6" xml:id="id5" draw:id="id5" draw:layer="layout" svg:width="3.4cm" svg:height="1.4cm" svg:x="12cm" svg:y="2cm">
          <text:p text:style-name="P6">Course</text:p>
          <text:p text:style-name="P6">coordinato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6" xml:id="id7" draw:id="id7" draw:layer="layout" svg:width="3.4cm" svg:height="1.4cm" svg:x="8.8cm" svg:y="8.8cm">
          <text:p text:style-name="P6">General</text:p>
          <text:p text:style-name="P6">coordinator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4cm" svg:height="1.4cm" svg:x="1cm" svg:y="2.4cm">
          <text:p text:style-name="P6">semester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0.5cm" svg:y1="13cm" svg:x2="22.3cm" svg:y2="14.4cm" draw:start-shape="id1" draw:start-glue-point="2" draw:end-shape="id2" draw:end-glue-point="2" svg:d="M10500 13000v1901h11800v-501" svg:viewBox="0 0 11801 1902">
          <text:p/>
        </draw:connector>
        <draw:connector draw:style-name="gr4" draw:text-style-name="P7" draw:layer="layout" draw:type="line" svg:x1="9.2cm" svg:y1="7.5cm" svg:x2="15.3cm" svg:y2="8.8cm" draw:start-shape="id3" draw:start-glue-point="1" draw:end-shape="id4" draw:end-glue-point="0" svg:d="M9200 7500l6100 1300" svg:viewBox="0 0 6101 1301">
          <text:p/>
        </draw:connector>
        <draw:connector draw:style-name="gr4" draw:text-style-name="P7" draw:layer="layout" svg:x1="12cm" svg:y1="2.7cm" svg:x2="7.5cm" svg:y2="6.8cm" draw:start-shape="id5" draw:start-glue-point="3" draw:end-shape="id3" draw:end-glue-point="0" svg:d="M12000 2700h-4500v4100" svg:viewBox="0 0 4501 4101">
          <text:p/>
        </draw:connector>
        <draw:connector draw:style-name="gr4" draw:text-style-name="P7" draw:layer="layout" draw:type="line" svg:x1="17cm" svg:y1="9.5cm" svg:x2="17.4cm" svg:y2="7.5cm" draw:start-shape="id4" draw:start-glue-point="1" draw:end-shape="id6" draw:end-glue-point="3" svg:d="M17000 9500l400-2000" svg:viewBox="0 0 401 2001">
          <text:p/>
        </draw:connector>
        <draw:connector draw:style-name="gr4" draw:text-style-name="P7" draw:layer="layout" svg:x1="10.5cm" svg:y1="10.2cm" svg:x2="10.5cm" svg:y2="11.6cm" draw:start-shape="id7" draw:end-shape="id1" draw:end-glue-point="0" svg:d="M10500 10200v1400" svg:viewBox="0 0 1 1401">
          <text:p/>
        </draw:connector>
        <draw:connector draw:style-name="gr4" draw:text-style-name="P7" draw:layer="layout" svg:x1="8.8cm" svg:y1="9.5cm" svg:x2="7.5cm" svg:y2="8.2cm" draw:start-shape="id7" draw:start-glue-point="3" draw:end-shape="id3" draw:end-glue-point="2" svg:d="M8800 9500h-1300v-1300" svg:viewBox="0 0 1301 1301">
          <text:p/>
        </draw:connector>
        <draw:connector draw:style-name="gr4" draw:text-style-name="P7" draw:layer="layout" svg:x1="12.2cm" svg:y1="9.5cm" svg:x2="13.6cm" svg:y2="9.5cm" draw:start-shape="id7" draw:start-glue-point="1" draw:end-shape="id4" draw:end-glue-point="3" svg:d="M12200 9500h1400" svg:viewBox="0 0 1401 1">
          <text:p/>
        </draw:connector>
        <draw:connector draw:style-name="gr4" draw:text-style-name="P7" draw:layer="layout" svg:x1="22.3cm" svg:y1="11.2cm" svg:x2="19.1cm" svg:y2="8.2cm" draw:start-shape="id2" draw:start-glue-point="0" draw:end-shape="id6" draw:end-glue-point="2" svg:d="M22300 11200v-1500h-3200v-1500" svg:viewBox="0 0 3201 3001">
          <text:p/>
        </draw:connector>
        <draw:connector draw:style-name="gr4" draw:text-style-name="P7" draw:layer="layout" svg:x1="12.2cm" svg:y1="12.3cm" svg:x2="15.3cm" svg:y2="10.2cm" draw:start-shape="id1" draw:start-glue-point="1" draw:end-shape="id4" draw:end-glue-point="2" svg:d="M12200 12300h3100v-2100" svg:viewBox="0 0 3101 2101">
          <text:p/>
        </draw:connector>
        <draw:connector draw:style-name="gr4" draw:text-style-name="P7" draw:layer="layout" svg:x1="8.8cm" svg:y1="12.3cm" svg:x2="5.8cm" svg:y2="7.5cm" draw:start-shape="id1" draw:start-glue-point="3" draw:end-shape="id3" draw:end-glue-point="3" svg:d="M8800 12300h-3501v-4800h501" svg:viewBox="0 0 3502 4801">
          <text:p/>
        </draw:connector>
        <draw:frame presentation:style-name="pr4" draw:text-style-name="P2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  <text:list-item>
                <text:p text:style-name="P1"><text:span text:style-name="T1">* semester is the time</text:span></text:p>
              </text:list-item>
            </text:list>
          </draw:text-box>
        </draw:frame>
        <draw:connector draw:style-name="gr4" draw:text-style-name="P7" draw:layer="layout" draw:type="lines" svg:x1="13.7cm" svg:y1="3.4cm" svg:x2="12.2cm" svg:y2="12.3cm" draw:start-shape="id5" draw:start-glue-point="2" draw:end-shape="id1" draw:end-glue-point="1" svg:d="M13700 3400v501l-999 8399h-501" svg:viewBox="0 0 1501 8901">
          <text:p/>
        </draw:connector>
        <draw:connector draw:style-name="gr5" draw:text-style-name="P8" draw:layer="layout" draw:type="lines" svg:x1="15.4cm" svg:y1="2.7cm" svg:x2="19.1cm" svg:y2="6.8cm" draw:start-shape="id5" draw:start-glue-point="1" draw:end-shape="id6" draw:end-glue-point="0" svg:d="M15400 2700h501l3199 3599v501" svg:viewBox="0 0 3701 4101">
          <text:p/>
        </draw:connector>
        <draw:connector draw:style-name="gr5" draw:text-style-name="P8" draw:layer="layout" draw:type="line" svg:x1="13.7cm" svg:y1="3.4cm" svg:x2="15.3cm" svg:y2="8.8cm" draw:start-shape="id5" draw:start-glue-point="2" draw:end-shape="id4" draw:end-glue-point="0" svg:d="M13700 3400l1600 5400" svg:viewBox="0 0 1601 5401">
          <text:p/>
        </draw:connector>
        <draw:connector draw:style-name="gr5" draw:text-style-name="P8" draw:layer="layout" draw:type="line" svg:x1="10.5cm" svg:y1="10.2cm" svg:x2="20.6cm" svg:y2="12.8cm" draw:start-shape="id7" draw:start-glue-point="2" draw:end-shape="id2" draw:end-glue-point="3" svg:d="M10500 10200l10100 2600" svg:viewBox="0 0 10101 2601">
          <text:p/>
        </draw:connector>
        <draw:connector draw:style-name="gr5" draw:text-style-name="P8" draw:layer="layout" draw:type="line" svg:x1="10.5cm" svg:y1="8.8cm" svg:x2="17.4cm" svg:y2="7.5cm" draw:start-shape="id7" draw:start-glue-point="0" draw:end-shape="id6" draw:end-glue-point="3" svg:d="M10500 8800l6900-1300" svg:viewBox="0 0 6901 1301">
          <text:p/>
        </draw:connector>
        <draw:connector draw:style-name="gr5" draw:text-style-name="P8" draw:layer="layout" draw:type="line" svg:x1="13.7cm" svg:y1="3.4cm" svg:x2="20.6cm" svg:y2="12.8cm" draw:start-shape="id5" draw:start-glue-point="2" draw:end-shape="id2" draw:end-glue-point="3" svg:d="M13700 3400l6900 9400" svg:viewBox="0 0 6901 9401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 A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actions</text:span></text:p>
          </draw:text-box>
        </draw:frame>
        <draw:custom-shape draw:style-name="gr2" draw:text-style-name="P10" xml:id="id8" draw:id="id8" draw:layer="layout" svg:width="3.4cm" svg:height="1.4cm" svg:x="10.2cm" svg:y="9.4cm">
          <text:p text:style-name="P10"><text:span text:style-name="T3">stud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9" draw:id="id9" draw:layer="layout" svg:width="3.4cm" svg:height="3.2cm" svg:x="20.6cm" svg:y="11.2cm">
          <text:p text:style-name="P10"><text:span text:style-name="T3">Grade</text:span></text:p>
          <text:p text:style-name="P10"><text:span text:style-name="T3">Point</text:span></text:p>
          <text:p text:style-name="P10"><text:span text:style-name="T3">Ave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1" draw:id="id11" draw:layer="layout" svg:width="3.4cm" svg:height="1.4cm" svg:x="3.2cm" svg:y="5.6cm">
          <text:p text:style-name="P10"><text:span text:style-name="T3">cours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0" draw:id="id10" draw:layer="layout" svg:width="3.4cm" svg:height="1.4cm" svg:x="13cm" svg:y="3.4cm">
          <text:p text:style-name="P10"><text:span text:style-name="T3">subjec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1.9cm" svg:y1="10.8cm" svg:x2="20.6cm" svg:y2="12.8cm" draw:start-shape="id8" draw:start-glue-point="2" draw:end-shape="id9" draw:end-glue-point="3" svg:d="M11900 10800l8700 2000" svg:viewBox="0 0 8701 2001">
          <text:p text:style-name="P7">update</text:p>
        </draw:connector>
        <draw:connector draw:style-name="gr6" draw:text-style-name="P6" draw:layer="layout" draw:type="line" svg:x1="11.9cm" svg:y1="9.4cm" svg:x2="14.7cm" svg:y2="4.8cm" draw:start-shape="id8" draw:start-glue-point="0" draw:end-shape="id10" draw:end-glue-point="2" svg:d="M11900 9400l2800-4600" svg:viewBox="0 0 2801 4601">
          <text:p text:style-name="P7">Take</text:p>
        </draw:connector>
        <draw:connector draw:style-name="gr6" draw:text-style-name="P6" draw:layer="layout" draw:type="line" svg:x1="10.2cm" svg:y1="10.1cm" svg:x2="6.6cm" svg:y2="6.3cm" draw:start-shape="id8" draw:start-glue-point="3" draw:end-shape="id11" svg:d="M10200 10100l-3600-3800" svg:viewBox="0 0 3601 3801">
          <text:p text:style-name="P7">Enroll</text:p>
          <text:p text:style-name="P7">Lock</text:p>
          <text:p text:style-name="P7">unlock</text:p>
        </draw:connector>
        <draw:frame presentation:style-name="pr5" draw:text-style-name="P11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ordinator actions</text:span></text:p>
          </draw:text-box>
        </draw:frame>
        <draw:custom-shape draw:style-name="gr2" draw:text-style-name="P6" xml:id="id14" draw:id="id14" draw:layer="layout" svg:width="3.4cm" svg:height="1.4cm" svg:x="2.2cm" svg:y="11.6cm">
          <text:p text:style-name="P6">student</text:p>
          <draw:enhanced-geometry svg:viewBox="0 0 21600 21600" draw:type="rectangle" draw:enhanced-path="M 0 0 L 21600 0 21600 21600 0 21600 0 0 Z N"/>
        </draw:custom-shape>
        <draw:custom-shape draw:style-name="gr2" draw:text-style-name="P6" xml:id="id15" draw:id="id15" draw:layer="layout" svg:width="3.4cm" svg:height="1.4cm" svg:x="17.4cm" svg:y="6.8cm">
          <text:p text:style-name="P6">grade</text:p>
          <draw:enhanced-geometry svg:viewBox="0 0 21600 21600" draw:type="rectangle" draw:enhanced-path="M 0 0 L 21600 0 21600 21600 0 21600 0 0 Z N"/>
        </draw:custom-shape>
        <draw:custom-shape draw:style-name="gr3" draw:text-style-name="P6" xml:id="id17" draw:id="id17" draw:layer="layout" svg:width="3.4cm" svg:height="3.2cm" svg:x="20.6cm" svg:y="11.2cm">
          <text:p text:style-name="P6">Grade</text:p>
          <text:p text:style-name="P6">Point</text:p>
          <text:p text:style-name="P6">Average</text:p>
          <draw:enhanced-geometry svg:viewBox="0 0 21600 21600" draw:type="rectangle" draw:enhanced-path="M 0 0 L 21600 0 21600 21600 0 21600 0 0 Z N"/>
        </draw:custom-shape>
        <draw:custom-shape draw:style-name="gr2" draw:text-style-name="P6" xml:id="id13" draw:id="id13" draw:layer="layout" svg:width="3.4cm" svg:height="1.4cm" svg:x="3.8cm" svg:y="5.6cm">
          <text:p text:style-name="P6">cour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16" draw:id="id16" draw:layer="layout" svg:width="3.4cm" svg:height="1.4cm" svg:x="12.6cm" svg:y="3.4cm">
          <text:p text:style-name="P6">subject</text:p>
          <draw:enhanced-geometry svg:viewBox="0 0 21600 21600" draw:type="rectangle" draw:enhanced-path="M 0 0 L 21600 0 21600 21600 0 21600 0 0 Z N"/>
        </draw:custom-shape>
        <draw:custom-shape draw:style-name="gr2" draw:text-style-name="P6" xml:id="id12" draw:id="id12" draw:layer="layout" svg:width="3.4cm" svg:height="1.4cm" svg:x="11.6cm" svg:y="10.8cm">
          <text:p text:style-name="P6">Course</text:p>
          <text:p text:style-name="P6">coordinator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6" draw:layer="layout" draw:type="line" svg:x1="11.6cm" svg:y1="11.5cm" svg:x2="7.2cm" svg:y2="6.3cm" draw:start-shape="id12" draw:start-glue-point="3" draw:end-shape="id13" svg:d="M11600 11500l-4400-5200" svg:viewBox="0 0 4401 5201">
          <text:p text:style-name="P7">coordinate</text:p>
        </draw:connector>
        <draw:frame presentation:style-name="pr6" draw:text-style-name="P2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  <text:p text:style-name="P1"><text:span text:style-name="T1"/></text:p>
              </text:list-item>
            </text:list>
          </draw:text-box>
        </draw:frame>
        <draw:connector draw:style-name="gr6" draw:text-style-name="P6" draw:layer="layout" draw:type="line" svg:x1="11.6cm" svg:y1="11.5cm" svg:x2="5.6cm" svg:y2="12.3cm" draw:start-shape="id12" draw:start-glue-point="3" draw:end-shape="id14" draw:end-glue-point="1" svg:d="M11600 11500l-6000 800" svg:viewBox="0 0 6001 801">
          <text:p text:style-name="P7">list</text:p>
        </draw:connector>
        <draw:connector draw:style-name="gr7" draw:text-style-name="P12" draw:layer="layout" draw:type="line" svg:x1="15cm" svg:y1="11.5cm" svg:x2="19.1cm" svg:y2="8.2cm" draw:start-shape="id12" draw:start-glue-point="1" draw:end-shape="id15" draw:end-glue-point="2" svg:d="M15000 11500l4100-3300" svg:viewBox="0 0 4101 3301">
          <text:p text:style-name="P7">list</text:p>
        </draw:connector>
        <draw:connector draw:style-name="gr7" draw:text-style-name="P12" draw:layer="layout" draw:type="line" svg:x1="13.3cm" svg:y1="10.8cm" svg:x2="14.3cm" svg:y2="4.8cm" draw:start-shape="id12" draw:end-shape="id16" draw:end-glue-point="2" svg:d="M13300 10800l1000-6000" svg:viewBox="0 0 1001 6001">
          <text:p text:style-name="P7">Remove</text:p>
          <text:p text:style-name="P7">list</text:p>
        </draw:connector>
        <draw:connector draw:style-name="gr7" draw:text-style-name="P12" draw:layer="layout" draw:type="line" svg:x1="15cm" svg:y1="11.5cm" svg:x2="20.6cm" svg:y2="12.8cm" draw:start-shape="id12" draw:start-glue-point="1" draw:end-shape="id17" draw:end-glue-point="3" svg:d="M15000 11500l5600 1300" svg:viewBox="0 0 5601 1301">
          <text:p text:style-name="P7">list</text:p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ordinator actions</text:span></text:p>
          </draw:text-box>
        </draw:frame>
        <draw:custom-shape draw:style-name="gr2" draw:text-style-name="P10" xml:id="id20" draw:id="id20" draw:layer="layout" svg:width="3.4cm" svg:height="1.4cm" svg:x="2.4cm" svg:y="12.8cm">
          <text:p text:style-name="P10"><text:span text:style-name="T3">stud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21" draw:id="id21" draw:layer="layout" svg:width="3.4cm" svg:height="1.4cm" svg:x="17.4cm" svg:y="6.8cm">
          <text:p text:style-name="P10"><text:span text:style-name="T3">grade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22" draw:id="id22" draw:layer="layout" svg:width="3.4cm" svg:height="3.2cm" svg:x="20.6cm" svg:y="11.2cm">
          <text:p text:style-name="P10"><text:span text:style-name="T3">Grade</text:span></text:p>
          <text:p text:style-name="P10"><text:span text:style-name="T3">Point</text:span></text:p>
          <text:p text:style-name="P10"><text:span text:style-name="T3">Ave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9" draw:id="id19" draw:layer="layout" svg:width="3.4cm" svg:height="1.4cm" svg:x="5.8cm" svg:y="6.8cm">
          <text:p text:style-name="P10"><text:span text:style-name="T3">cours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8" draw:id="id18" draw:layer="layout" svg:width="3.4cm" svg:height="1.4cm" svg:x="12cm" svg:y="10.6cm">
          <text:p text:style-name="P10"><text:span text:style-name="T3">General</text:span></text:p>
          <text:p text:style-name="P10"><text:span text:style-name="T3">coordina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6" draw:layer="layout" draw:type="line" svg:x1="12cm" svg:y1="11.3cm" svg:x2="7.5cm" svg:y2="8.2cm" draw:start-shape="id18" draw:start-glue-point="3" draw:end-shape="id19" draw:end-glue-point="2" svg:d="M12000 11300l-4500-3100" svg:viewBox="0 0 4501 3101">
          <text:p text:style-name="P7">List</text:p>
          <text:p text:style-name="P7">Cancel</text:p>
          <text:p text:style-name="P7">create</text:p>
        </draw:connector>
        <draw:frame presentation:style-name="pr7" draw:text-style-name="P11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</text:list>
          </draw:text-box>
        </draw:frame>
        <draw:connector draw:style-name="gr6" draw:text-style-name="P6" draw:layer="layout" draw:type="line" svg:x1="12cm" svg:y1="11.3cm" svg:x2="5.8cm" svg:y2="13.5cm" draw:start-shape="id18" draw:start-glue-point="3" draw:end-shape="id20" draw:end-glue-point="1" svg:d="M12000 11300l-6200 2200" svg:viewBox="0 0 6201 2201">
          <text:p text:style-name="P7">list</text:p>
        </draw:connector>
        <draw:connector draw:style-name="gr7" draw:text-style-name="P12" draw:layer="layout" draw:type="line" svg:x1="15.4cm" svg:y1="11.3cm" svg:x2="17.4cm" svg:y2="7.5cm" draw:start-shape="id18" draw:end-shape="id21" draw:end-glue-point="3" svg:d="M15400 11300l2000-3800" svg:viewBox="0 0 2001 3801">
          <text:p text:style-name="P7">list</text:p>
        </draw:connector>
        <draw:connector draw:style-name="gr7" draw:text-style-name="P12" draw:layer="layout" draw:type="line" svg:x1="15.4cm" svg:y1="11.3cm" svg:x2="20.6cm" svg:y2="12.8cm" draw:start-shape="id18" draw:end-shape="id22" draw:end-glue-point="3" svg:d="M15400 11300l5200 1500" svg:viewBox="0 0 5201 1501">
          <text:p text:style-name="P7">list</text:p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 STA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state machine</text:span></text:p>
          </draw:text-box>
        </draw:frame>
        <draw:custom-shape draw:style-name="gr2" draw:text-style-name="P6" xml:id="id23" draw:id="id23" draw:layer="layout" svg:width="3.4cm" svg:height="1.4cm" svg:x="3.2cm" svg:y="6cm">
          <text:p text:style-name="P6">active</text:p>
          <draw:enhanced-geometry svg:viewBox="0 0 21600 21600" draw:type="rectangle" draw:enhanced-path="M 0 0 L 21600 0 21600 21600 0 21600 0 0 Z N"/>
        </draw:custom-shape>
        <draw:custom-shape draw:style-name="gr2" draw:text-style-name="P6" xml:id="id24" draw:id="id24" draw:layer="layout" svg:width="3.4cm" svg:height="1.4cm" svg:x="11cm" svg:y="6cm">
          <text:p text:style-name="P6">cancelled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6.6cm" svg:y1="6.7cm" svg:x2="11cm" svg:y2="6.7cm" draw:start-shape="id23" draw:end-shape="id24" draw:end-glue-point="3" svg:d="M6600 6700h4400" svg:viewBox="0 0 4401 1">
          <text:p/>
        </draw:connector>
        <draw:frame presentation:style-name="pr8" draw:text-style-name="P11" draw:layer="layout" svg:width="7.805cm" svg:height="5.017cm" svg:x="18.801cm" svg:y="2.4cm">
          <draw:text-box>
            <text:list text:style-name="L1">
              <text:list-item>
                <text:p text:style-name="P1"><text:span text:style-name="T1">Active – if the course is not cancelled and has 3 subjectis</text:span></text:p>
              </text:list-item>
              <text:list-item>
                <text:p text:style-name="P1"><text:span text:style-name="T1">Inactive – if the course has less then 3 subjects and is not cancelled</text:span></text:p>
              </text:list-item>
              <text:list-item>
                <text:p text:style-name="P1"><text:span text:style-name="T1">Cancelled – if the course does not accept enrollments</text:span></text:p>
              </text:list-item>
            </text:list>
          </draw:text-box>
        </draw:frame>
        <draw:custom-shape draw:style-name="gr2" draw:text-style-name="P6" xml:id="id25" draw:id="id25" draw:layer="layout" svg:width="3.4cm" svg:height="1.4cm" svg:x="3.2cm" svg:y="8.8cm">
          <text:p text:style-name="P6">inactive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4.9cm" svg:y1="7.4cm" svg:x2="4.9cm" svg:y2="8.8cm" draw:start-shape="id23" draw:start-glue-point="2" draw:end-shape="id25" draw:end-glue-point="0" svg:d="M4900 7400v1400" svg:viewBox="0 0 1 1401">
          <text:p/>
        </draw:connector>
        <draw:connector draw:style-name="gr9" draw:text-style-name="P13" draw:layer="layout" draw:type="line" svg:x1="6.6cm" svg:y1="9.5cm" svg:x2="12.7cm" svg:y2="7.4cm" draw:start-shape="id25" draw:start-glue-point="1" draw:end-shape="id24" draw:end-glue-point="2" svg:d="M6600 9500l6100-2100" svg:viewBox="0 0 6101 2101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state machine</text:span></text:p>
          </draw:text-box>
        </draw:frame>
        <draw:custom-shape draw:style-name="gr2" draw:text-style-name="P6" xml:id="id30" draw:id="id30" draw:layer="layout" svg:width="3.4cm" svg:height="1.4cm" svg:x="13.4cm" svg:y="3cm">
          <text:p text:style-name="P6">approved</text:p>
          <draw:enhanced-geometry svg:viewBox="0 0 21600 21600" draw:type="rectangle" draw:enhanced-path="M 0 0 L 21600 0 21600 21600 0 21600 0 0 Z N"/>
        </draw:custom-shape>
        <draw:custom-shape draw:style-name="gr2" draw:text-style-name="P6" xml:id="id26" draw:id="id26" draw:layer="layout" svg:width="3.4cm" svg:height="1.4cm" svg:x="6.4cm" svg:y="4cm">
          <text:p text:style-name="P6">locked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6.4cm" svg:y1="4.7cm" svg:x2="4.8cm" svg:y2="4.7cm" draw:start-shape="id26" draw:start-glue-point="3" draw:end-shape="id27" svg:d="M6400 4700h-1600" svg:viewBox="0 0 1601 1">
          <text:p/>
        </draw:connector>
        <draw:frame presentation:style-name="pr9" draw:text-style-name="P11" draw:layer="layout" svg:width="7.805cm" svg:height="7.525cm" svg:x="18.801cm" svg:y="2.4cm">
          <draw:text-box>
            <text:list text:style-name="L1">
              <text:list-item>
                <text:p text:style-name="P1"><text:span text:style-name="T1">enrolled – student has a valid number id and can take subjects</text:span></text:p>
              </text:list-item>
              <text:list-item>
                <text:p text:style-name="P1"><text:span text:style-name="T1">Locked – the student cannont take subjects</text:span></text:p>
              </text:list-item>
              <text:list-item>
                <text:p text:style-name="P1"><text:span text:style-name="T4">Unlocked – the student can take subjects</text:span></text:p>
              </text:list-item>
              <text:list-item>
                <text:p text:style-name="P1"><text:span text:style-name="T1">Approved – the student finished the course successfully</text:span></text:p>
              </text:list-item>
              <text:list-item>
                <text:p text:style-name="P1"><text:span text:style-name="T1">Failed – the user finished the course unsuccessfully</text:span></text:p>
              </text:list-item>
            </text:list>
          </draw:text-box>
        </draw:frame>
        <draw:custom-shape draw:style-name="gr2" draw:text-style-name="P6" xml:id="id27" draw:id="id27" draw:layer="layout" svg:width="3.4cm" svg:height="1.4cm" svg:x="1.4cm" svg:y="4cm">
          <text:p text:style-name="P14">enrolled</text:p>
          <draw:enhanced-geometry svg:viewBox="0 0 21600 21600" draw:type="rectangle" draw:enhanced-path="M 0 0 L 21600 0 21600 21600 0 21600 0 0 Z N"/>
        </draw:custom-shape>
        <draw:custom-shape draw:style-name="gr2" draw:text-style-name="P6" xml:id="id29" draw:id="id29" draw:layer="layout" svg:width="3.4cm" svg:height="1.4cm" svg:x="13.4cm" svg:y="6.6cm">
          <text:p text:style-name="P6">fail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xml:id="id28" draw:id="id28" draw:layer="layout" svg:width="9.2cm" svg:height="4.4cm" svg:x="1cm" svg:y="2.4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10.2cm" svg:y1="4.6cm" svg:x2="13.4cm" svg:y2="7.3cm" draw:start-shape="id28" draw:start-glue-point="1" draw:end-shape="id29" draw:end-glue-point="3" svg:d="M10200 4600l3200 2700" svg:viewBox="0 0 3201 2701">
          <text:p/>
        </draw:connector>
        <draw:connector draw:style-name="gr11" draw:text-style-name="P13" draw:layer="layout" draw:type="line" svg:x1="10.2cm" svg:y1="4.6cm" svg:x2="13.4cm" svg:y2="3.7cm" draw:start-shape="id28" draw:start-glue-point="1" draw:end-shape="id30" draw:end-glue-point="3" svg:d="M10200 4600l3200-900" svg:viewBox="0 0 3201 901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ubject state machine</text:span></text:p>
          </draw:text-box>
        </draw:frame>
        <draw:custom-shape draw:style-name="gr2" draw:text-style-name="P6" xml:id="id32" draw:id="id32" draw:layer="layout" svg:width="3.4cm" svg:height="1.4cm" svg:x="6.4cm" svg:y="4cm">
          <text:p text:style-name="P6">removed</text:p>
          <draw:enhanced-geometry svg:viewBox="0 0 21600 21600" draw:type="rectangle" draw:enhanced-path="M 0 0 L 21600 0 21600 21600 0 21600 0 0 Z N"/>
        </draw:custom-shape>
        <draw:frame presentation:style-name="pr10" draw:text-style-name="P11" draw:layer="layout" svg:width="7.805cm" svg:height="4.2cm" svg:x="18.801cm" svg:y="2.4cm">
          <draw:text-box>
            <text:list text:style-name="L1">
              <text:list-item>
                <text:p text:style-name="P1"><text:span text:style-name="T1">Active – student can take the subject</text:span></text:p>
              </text:list-item>
              <text:list-item>
                <text:p text:style-name="P1"><text:span text:style-name="T1">removed – the student can not take the subject</text:span></text:p>
              </text:list-item>
            </text:list>
          </draw:text-box>
        </draw:frame>
        <draw:custom-shape draw:style-name="gr2" draw:text-style-name="P6" xml:id="id31" draw:id="id31" draw:layer="layout" svg:width="3.4cm" svg:height="1.4cm" svg:x="1.4cm" svg:y="4cm">
          <text:p text:style-name="P6">active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4.8cm" svg:y1="4.7cm" svg:x2="6.4cm" svg:y2="4.7cm" draw:start-shape="id31" draw:start-glue-point="1" draw:end-shape="id32" draw:end-glue-point="3" svg:d="M4800 4700h1600" svg:viewBox="0 0 1601 1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emester state machine</text:span></text:p>
          </draw:text-box>
        </draw:frame>
        <draw:custom-shape draw:style-name="gr2" draw:text-style-name="P10" xml:id="id34" draw:id="id34" draw:layer="layout" svg:width="3.4cm" svg:height="1.4cm" svg:x="6.4cm" svg:y="4cm">
          <text:p text:style-name="P10"><text:span text:style-name="T3">closed</text:span></text:p>
          <draw:enhanced-geometry svg:viewBox="0 0 21600 21600" draw:type="rectangle" draw:enhanced-path="M 0 0 L 21600 0 21600 21600 0 21600 0 0 Z N"/>
        </draw:custom-shape>
        <draw:frame presentation:style-name="pr11" draw:text-style-name="P11" draw:layer="layout" svg:width="7.805cm" svg:height="4.2cm" svg:x="18.801cm" svg:y="2.4cm">
          <draw:text-box>
            <text:list text:style-name="L1">
              <text:list-item>
                <text:p text:style-name="P1"><text:span text:style-name="T1">open – the current semester</text:span></text:p>
              </text:list-item>
              <text:list-item>
                <text:p text:style-name="P1"><text:span text:style-name="T1">closed – old semesters</text:span></text:p>
              </text:list-item>
            </text:list>
          </draw:text-box>
        </draw:frame>
        <draw:custom-shape draw:style-name="gr2" draw:text-style-name="P10" xml:id="id33" draw:id="id33" draw:layer="layout" svg:width="3.4cm" svg:height="1.4cm" svg:x="1.4cm" svg:y="4cm">
          <text:p text:style-name="P10"><text:span text:style-name="T3">open</text:span>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4.8cm" svg:y1="4.7cm" svg:x2="6.4cm" svg:y2="4.7cm" draw:start-shape="id33" draw:start-glue-point="1" draw:end-shape="id34" draw:end-glue-point="3" svg:d="M4800 4700h1600" svg:viewBox="0 0 1601 1">
          <text:p/>
        </draw:connecto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Architec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Overview – University Domains (cartoon)</text:span></text:p>
          </draw:text-box>
        </draw:frame>
        <draw:custom-shape draw:style-name="gr2" draw:text-style-name="P10" xml:id="id39" draw:id="id39" draw:layer="layout" svg:width="3.4cm" svg:height="1.4cm" svg:x="7cm" svg:y="13.2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8" draw:id="id38" draw:layer="layout" svg:width="3.4cm" svg:height="1.4cm" svg:x="20.6cm" svg:y="7.4cm">
          <text:p text:style-name="P10"><text:span text:style-name="T3">Grade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5" draw:id="id35" draw:layer="layout" svg:width="3.4cm" svg:height="1.4cm" svg:x="3.2cm" svg:y="6.6cm">
          <text:p text:style-name="P10"><text:span text:style-name="T5">Course</text:span></text:p>
          <text:p text:style-name="P10"><text:span text:style-name="T5">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6" draw:id="id36" draw:layer="layout" svg:width="3.4cm" svg:height="1.4cm" svg:x="14.4cm" svg:y="9.2cm">
          <text:p text:style-name="P10"><text:span text:style-name="T3">Subject</text:span></text:p>
          <text:p text:style-name="P10"><text:span text:style-name="T3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7" draw:id="id37" draw:layer="layout" svg:width="3.4cm" svg:height="1.4cm" svg:x="12cm" svg:y="2cm">
          <text:p text:style-name="P10"><text:span text:style-name="T5">Coordinator</text:span></text:p>
          <text:p text:style-name="P10"><text:span text:style-name="T5">Handl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7" draw:layer="layout" draw:type="line" svg:x1="6.6cm" svg:y1="7.3cm" svg:x2="16.1cm" svg:y2="9.2cm" draw:start-shape="id35" draw:start-glue-point="1" draw:end-shape="id36" draw:end-glue-point="0" svg:d="M6600 7300l9500 1900" svg:viewBox="0 0 9501 1901">
          <text:p/>
        </draw:connector>
        <draw:connector draw:style-name="gr4" draw:text-style-name="P7" draw:layer="layout" svg:x1="12cm" svg:y1="2.7cm" svg:x2="4.9cm" svg:y2="6.6cm" draw:start-shape="id37" draw:start-glue-point="3" draw:end-shape="id35" draw:end-glue-point="0" svg:d="M12000 2700h-7100v3900" svg:viewBox="0 0 7101 3901">
          <text:p/>
        </draw:connector>
        <draw:connector draw:style-name="gr4" draw:text-style-name="P7" draw:layer="layout" draw:type="line" svg:x1="17.8cm" svg:y1="9.9cm" svg:x2="20.6cm" svg:y2="8.1cm" draw:start-shape="id36" draw:start-glue-point="1" draw:end-shape="id38" draw:end-glue-point="3" svg:d="M17800 9900l2800-1800" svg:viewBox="0 0 2801 1801">
          <text:p/>
        </draw:connector>
        <draw:connector draw:style-name="gr4" draw:text-style-name="P7" draw:layer="layout" draw:type="line" svg:x1="10.4cm" svg:y1="13.9cm" svg:x2="16.1cm" svg:y2="10.6cm" draw:start-shape="id39" draw:start-glue-point="1" draw:end-shape="id36" draw:end-glue-point="2" svg:d="M10400 13900l5700-3300" svg:viewBox="0 0 5701 3301">
          <text:p/>
        </draw:connector>
        <draw:connector draw:style-name="gr4" draw:text-style-name="P7" draw:layer="layout" draw:type="line" svg:x1="7cm" svg:y1="13.9cm" svg:x2="4.9cm" svg:y2="8cm" draw:start-shape="id39" draw:start-glue-point="3" draw:end-shape="id35" draw:end-glue-point="2" svg:d="M7000 13900l-2100-5900" svg:viewBox="0 0 2101 5901">
          <text:p/>
        </draw:connector>
        <draw:connector draw:style-name="gr4" draw:text-style-name="P7" draw:layer="layout" draw:type="line" svg:x1="13.7cm" svg:y1="3.4cm" svg:x2="10.4cm" svg:y2="13.9cm" draw:start-shape="id37" draw:start-glue-point="2" draw:end-shape="id39" draw:end-glue-point="1" svg:d="M13700 3400l-3300 10500" svg:viewBox="0 0 3301 10501">
          <text:p/>
        </draw:connector>
        <draw:connector draw:style-name="gr5" draw:text-style-name="P8" draw:layer="layout" draw:type="line" svg:x1="15.4cm" svg:y1="2.7cm" svg:x2="22.3cm" svg:y2="7.4cm" draw:start-shape="id37" draw:start-glue-point="1" draw:end-shape="id38" draw:end-glue-point="0" svg:d="M15400 2700l6900 4700" svg:viewBox="0 0 6901 4701">
          <text:p/>
        </draw:connector>
        <draw:connector draw:style-name="gr5" draw:text-style-name="P8" draw:layer="layout" draw:type="line" svg:x1="13.7cm" svg:y1="3.4cm" svg:x2="16.1cm" svg:y2="9.2cm" draw:start-shape="id37" draw:start-glue-point="2" draw:end-shape="id36" draw:end-glue-point="0" svg:d="M13700 3400l2400 5800" svg:viewBox="0 0 2401 5801">
          <text:p/>
        </draw:connector>
        <draw:custom-shape draw:style-name="gr2" draw:text-style-name="P10" xml:id="id41" draw:id="id41" draw:layer="layout" svg:width="3.4cm" svg:height="1.4cm" svg:x="13.8cm" svg:y="13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7.8cm" svg:y1="4.9cm" svg:x2="6.6cm" svg:y2="7.3cm" draw:start-shape="id40" draw:start-glue-point="3" draw:end-shape="id35" svg:d="M7800 4900l-1200 2400" svg:viewBox="0 0 1201 2401">
          <text:p/>
        </draw:connector>
        <draw:connector draw:style-name="gr12" draw:text-style-name="P13" draw:layer="layout" draw:type="line" svg:x1="11.2cm" svg:y1="4.9cm" svg:x2="16.1cm" svg:y2="9.2cm" draw:start-shape="id40" draw:start-glue-point="1" draw:end-shape="id36" draw:end-glue-point="0" svg:d="M11200 4900l4900 4300" svg:viewBox="0 0 4901 4301">
          <text:p/>
        </draw:connector>
        <draw:connector draw:style-name="gr12" draw:text-style-name="P13" draw:layer="layout" draw:type="line" svg:x1="11.2cm" svg:y1="4.9cm" svg:x2="20.6cm" svg:y2="8.1cm" draw:start-shape="id40" draw:start-glue-point="1" draw:end-shape="id38" svg:d="M11200 4900l9400 3200" svg:viewBox="0 0 9401 3201">
          <text:p/>
        </draw:connector>
        <draw:connector draw:style-name="gr12" draw:text-style-name="P13" draw:layer="layout" draw:type="line" svg:x1="13.8cm" svg:y1="13.7cm" svg:x2="10.4cm" svg:y2="13.9cm" draw:start-shape="id41" draw:start-glue-point="3" draw:end-shape="id39" svg:d="M13800 13700l-3400 200" svg:viewBox="0 0 3401 201">
          <text:p/>
        </draw:connector>
        <draw:connector draw:style-name="gr12" draw:text-style-name="P13" draw:layer="layout" draw:type="line" svg:x1="17.2cm" svg:y1="13.7cm" svg:x2="22.3cm" svg:y2="8.8cm" draw:start-shape="id41" draw:start-glue-point="1" draw:end-shape="id38" draw:end-glue-point="2" svg:d="M17200 13700l5100-4900" svg:viewBox="0 0 5101 4901">
          <text:p/>
        </draw:connector>
        <draw:connector draw:style-name="gr12" draw:text-style-name="P13" draw:layer="layout" draw:type="line" svg:x1="16.1cm" svg:y1="10.6cm" svg:x2="15.5cm" svg:y2="13cm" draw:start-shape="id36" draw:start-glue-point="2" draw:end-shape="id41" draw:end-glue-point="0" svg:d="M16100 10600l-600 2400" svg:viewBox="0 0 601 2401">
          <text:p/>
        </draw:connector>
        <draw:custom-shape draw:style-name="gr13" draw:text-style-name="P10" xml:id="id42" draw:id="id42" draw:layer="layout" svg:width="3.4cm" svg:height="2.4cm" svg:x="20.4cm" svg:y="12.4cm">
          <text:p text:style-name="P10"><text:span text:style-name="T3">CPF</text:span></text:p>
          <text:p text:style-name="P10"><text:span text:style-name="T3">Validator</text:span></text:p>
          <text:p text:style-name="P10"><text:span text:style-name="T3">(external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17.2cm" svg:y1="13.7cm" svg:x2="20.4cm" svg:y2="13.6cm" draw:start-shape="id41" draw:end-shape="id42" svg:d="M17200 13700l3200-100" svg:viewBox="0 0 3201 101">
          <text:p/>
        </draw:connector>
        <draw:connector draw:style-name="gr12" draw:text-style-name="P13" draw:layer="layout" draw:type="line" svg:x1="9.5cm" svg:y1="5.6cm" svg:x2="8.7cm" svg:y2="13.2cm" draw:start-shape="id40" draw:start-glue-point="2" draw:end-shape="id39" draw:end-glue-point="0" svg:d="M9500 5600l-800 7600" svg:viewBox="0 0 801 7601">
          <text:p/>
        </draw:connector>
        <draw:custom-shape draw:style-name="gr14" draw:text-style-name="P15" draw:layer="layout" svg:width="1.8cm" svg:height="1.5cm" svg:x="1.6cm" svg:y="2.5cm">
          <text:p text:style-name="P15"><text:span text:style-name="T6">SQLite</text:span></text:p>
          <draw:enhanced-geometry svg:viewBox="0 0 88 21600" draw:glue-points="44 ?f6 44 0 0 10800 44 21600 88 10800" draw:text-areas="0 ?f6 88 ?f3" draw:type="can" draw:modifiers="4820.786142571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6" draw:layer="layout" svg:width="1.099cm" svg:height="0.999cm" svg:x="0.301cm" svg:y="10.201cm">
          <text:p/>
          <draw:enhanced-geometry svg:viewBox="0 0 88 21600" draw:glue-points="44 ?f6 44 0 0 10800 44 21600 88 10800" draw:text-areas="0 ?f6 88 ?f3" draw:type="can" draw:modifiers="4820.786142571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2" draw:text-style-name="P11" draw:layer="layout" svg:width="3.6cm" svg:height="5.8cm" svg:x="1.6cm" svg:y="9.6cm">
          <draw:text-box>
            <text:p text:style-name="P1"><text:span text:style-name="T7">Legend</text:span></text:p>
            <text:p text:style-name="P1"><text:span text:style-name="T7"/></text:p>
            <text:p text:style-name="P1"><text:span text:style-name="T7">Database</text:span></text:p>
            <text:p text:style-name="P1"><text:span text:style-name="T7"/></text:p>
            <text:p text:style-name="P1"><text:span text:style-name="T7"/></text:p>
            <text:p text:style-name="P1"><text:span text:style-name="T7">Python module</text:span></text:p>
            <text:p text:style-name="P1"><text:span text:style-name="T7"/></text:p>
            <text:p text:style-name="P1"><text:span text:style-name="T7">interactions</text:span></text:p>
            <text:p text:style-name="P1"><text:span text:style-name="T7"/></text:p>
            <text:p text:style-name="P1"><text:span text:style-name="T7">External service</text:span></text:p>
          </draw:text-box>
        </draw:frame>
        <draw:custom-shape draw:style-name="gr16" draw:text-style-name="P10" draw:layer="layout" svg:width="1cm" svg:height="0.7cm" svg:x="0.3cm" svg:y="11.5cm">
          <text:p/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0.4cm" svg:y1="12.8cm" svg:x2="1.4cm" svg:y2="12.8cm">
          <text:p/>
        </draw:line>
        <draw:custom-shape draw:style-name="gr17" draw:text-style-name="P10" draw:layer="layout" svg:width="1cm" svg:height="0.7cm" svg:x="0.3cm" svg:y="1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40" draw:id="id40" draw:layer="layout" svg:width="3.4cm" svg:height="1.4cm" svg:x="7.8cm" svg:y="4.2cm">
          <text:p text:style-name="P15"><text:span text:style-name="T5">Semester</text:span></text:p>
          <text:p text:style-name="P15"><text:span text:style-name="T5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3" draw:text-style-name="P11" draw:layer="layout" svg:width="25.199cm" svg:height="12cm" svg:x="1.401cm" svg:y="2.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Student Handler – responsible to manage the creation of students and validate their data; allow </text:span><text:span text:style-name="T1">the update of grades per subject</text:span></text:p>
              </text:list-item>
              <text:list-item>
                <text:p text:style-name="P1"><text:span text:style-name="T1">Subject handler – responsible to validate the student enrollment to a subject, manage the </text:span><text:span text:style-name="T1">creation of new subjecs, check subject avilability and the change of its states</text:span></text:p>
              </text:list-item>
              <text:list-item>
                <text:p text:style-name="P1"><text:span text:style-name="T1">Course handler – responsible to validate the relations with subjects</text:span></text:p>
              </text:list-item>
              <text:list-item>
                <text:p text:style-name="P1"><text:span text:style-name="T1">Semester monitor – responsible to check the closure of the semester, student subject </text:span><text:span text:style-name="T1">completness, allow the cancelation of courses and remotion of subjects</text:span></text:p>
              </text:list-item>
              <text:list-item>
                <text:p text:style-name="P1"><text:span text:style-name="T1">Grade calculator – responsible to calculate the student GPA based on his/her historical grades</text:span></text:p>
              </text:list-item>
              <text:list-item>
                <text:p text:style-name="P1"><text:span text:style-name="T1">Coordinator handler – responsible to manage the selection of coordinators</text:span></text:p>
              </text:list-item>
              <text:list-item>
                <text:p text:style-name="P1"><text:span text:style-name="T1">Enrollment validator – responsible to validate the student identifier to allow just valid students to </text:span><text:span text:style-name="T1">perform actions</text:span></text:p>
              </text:list-item>
            </text:list>
          </draw:text-box>
        </draw:frame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Domain detai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y data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Student</text:span></text:p>
            <text:p><text:span text:style-name="T5">- state: state machine</text:span></text:p>
            <text:p><text:span text:style-name="T5">- subjects: disciplines the student toke and their grades</text:span></text:p>
            <text:p><text:span text:style-name="T5">- GPA: calculation based on grades</text:span></text:p>
            <text:p><text:span text:style-name="T5">- name</text:span></text:p>
            <text:p><text:span text:style-name="T5">- CPF: Brasilian Social Number</text:span></text:p>
            <text:p><text:span text:style-name="T5">- course: the set of disciplines (can not change)</text:span></text:p>
            <text:p><text:span text:style-name="T5">- identifier: unique number identifier used to valida the student state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9" draw:text-style-name="P17" draw:layer="layout" svg:width="25cm" svg:height="9.744cm" svg:x="1.6cm" svg:y="2.056cm">
          <draw:text-box>
            <text:p><text:span text:style-name="T5">Subject</text:span></text:p>
            <text:p><text:span text:style-name="T5">- name</text:span></text:p>
            <text:p><text:span text:style-name="T5">- state: state machine</text:span></text:p>
            <text:p><text:span text:style-name="T5">- students_enrolled: list of students enrolled (identifiers)</text:span></text:p>
            <text:p><text:span text:style-name="T5">- max_enrollment: maximum number of allowed students</text:span></text:p>
            <text:p><text:span text:style-name="T5">- course: the course the subject bellongs</text:span></text:p>
            <text:p><text:span text:style-name="T5">- identifier: unique number identifier</text:span></text:p>
            <text:p><text:span text:style-name="T8">- semester_counter: counts the number of semeters spent (added while implementing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Course</text:span></text:p>
            <text:p><text:span text:style-name="T5">- name</text:span></text:p>
            <text:p><text:span text:style-name="T5">- identifer: the unique number identifer </text:span></text:p>
            <text:p><text:span text:style-name="T5">- state: state machine</text:span></text:p>
            <text:p><text:span text:style-name="T5">- students_enrolled: list of students enrolled (identifiers)</text:span></text:p>
            <text:p><text:span text:style-name="T5">- max_enrollment: maximum number of allowed students</text:span></text:p>
            <text:p><text:span text:style-name="T5">- subjects: list of subjects the course has (identifier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Semester</text:span></text:p>
            <text:p><text:span text:style-name="T5">- state: machine state</text:span></text:p>
            <text:p><text:span text:style-name="T5">- identifier: the unique code identifer following the pattern YYYY-S, where YYYY is the four </text:span><text:span text:style-name="T5">numbers of he year and S is the number (1 or 2) of the semester in that year. E.g.: 2024-1 </text:span><text:span text:style-name="T5">is the fisrt semester of the year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Use cases</text:span></text:p>
          </draw:text-box>
        </draw:frame>
        <draw:frame draw:style-name="gr19" draw:text-style-name="P17" draw:layer="layout" svg:width="19.2cm" svg:height="9.744cm" svg:x="1.6cm" svg:y="2.056cm">
          <draw:text-box>
            <text:p><text:span text:style-name="T5">Requirements</text:span></text:p>
            <text:p><text:span text:style-name="T9"/></text:p>
            <text:p><text:span text:style-name="T5">1 it is considered that the eronllment to a course is active</text:span></text:p>
            <text:p><text:span text:style-name="T5">2 inactive students are not allowed to perform actions</text:span></text:p>
            <text:p><text:span text:style-name="T5">3 courses are active, unless stated otherwise</text:span></text:p>
            <text:p text:style-name="P18"><text:span text:style-name="T10">4 subjects are all active, </text:span><text:span text:style-name="T5">unless stated otherwise</text:span></text:p>
            <text:p text:style-name="P18"><text:span text:style-name="T5">5 there are enough subjects per course, unless stated otherwise</text:span></text:p>
            <text:p text:style-name="P18"><text:span text:style-name="T5">6 the university has the minimum number of courses and subjec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enrollment</text:span></text:p>
          </draw:text-box>
        </draw:frame>
        <draw:frame draw:style-name="gr20" draw:text-style-name="P19" draw:layer="layout" svg:width="4.4cm" svg:height="4.745cm" svg:x="1.6cm" svg:y="2.055cm">
          <draw:text-box>
            <text:p><text:span text:style-name="T9">Student (person) requests enrollements</text:span></text:p>
            <text:p/>
            <text:p text:style-name="P1"><text:span text:style-name="T9">Student</text:span></text:p>
            <text:p text:style-name="P1"><text:span text:style-name="T9">- name</text:span></text:p>
            <text:p text:style-name="P1"><text:span text:style-name="T9">- cpf</text:span></text:p>
            <text:p text:style-name="P1"><text:span text:style-name="T3"/></text:p>
          </draw:text-box>
        </draw:frame>
        <draw:frame draw:style-name="gr21" draw:text-style-name="P19" draw:layer="layout" svg:width="6.2cm" svg:height="11.264cm" svg:x="7.2cm" svg:y="2.2cm">
          <draw:text-box>
            <text:p text:style-name="P1"><text:span text:style-name="T6">System enroll student and set the course accordingly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nui (don’t change)</text:span></text:p>
            <text:p text:style-name="P1"><text:span text:style-name="T6">- state (enrolled)</text:span></text:p>
            <text:p text:style-name="P1"><text:span text:style-name="T6">- course (don’t change)</text:span></text:p>
            <text:p text:style-name="P1"><text:span text:style-name="T6">- subjects [ ]</text:span></text:p>
            <text:p text:style-name="P1"><text:span text:style-name="T6"/></text:p>
            <text:p text:style-name="P1"><text:span text:style-name="T11">Alternative</text:span><text:span text:style-name="T6">: System validates enrollment, </text:span><text:span text:style-name="T11">don’t</text:span><text:span text:style-name="T6"> enroll </text:span></text:p>
            <text:p text:style-name="P1"><text:span text:style-name="T6"/></text:p>
            <text:p text:style-name="P1"><text:span text:style-name="T6">Not a valid student</text:span></text:p>
            <text:p text:style-name="P1"><text:span text:style-name="T6"/></text:p>
            <text:p text:style-name="P1"><text:span text:style-name="T12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enrollment</text:span></text:p>
          </draw:text-box>
        </draw:frame>
        <draw:custom-shape draw:style-name="gr22" draw:text-style-name="P6" draw:layer="layout" svg:width="3.4cm" svg:height="2cm" svg:x="8.3cm" svg:y="2.4cm">
          <text:p text:style-name="P6">Enrollment</text:p>
          <text:p text:style-name="P6">validator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6" draw:layer="layout" svg:width="3.4cm" svg:height="2cm" svg:x="14.3cm" svg:y="2.4cm">
          <text:p text:style-name="P6">Student</text:p>
          <text:p text:style-name="P6">handler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0" draw:layer="layout" svg:x1="10.1cm" svg:y1="5.8cm" svg:x2="16.1cm" svg:y2="5.8cm">
          <text:p text:style-name="P7">Request</text:p>
          <text:p text:style-name="P7">enrollment</text:p>
        </draw:line>
        <draw:custom-shape draw:style-name="gr22" draw:text-style-name="P6" draw:layer="layout" svg:width="3.4cm" svg:height="2cm" svg:x="2.3cm" svg:y="2.4cm">
          <text:p text:style-name="P6">User</text:p>
          <text:p text:style-name="P6">interfac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0" draw:layer="layout" svg:x1="4.1cm" svg:y1="5.3cm" svg:x2="10.1cm" svg:y2="5.3cm">
          <text:p text:style-name="P7">Request</text:p>
          <text:p text:style-name="P7">enrollment</text:p>
        </draw:line>
        <draw:line draw:style-name="gr24" draw:text-style-name="P20" draw:layer="layout" svg:x1="4.1cm" svg:y1="10.1cm" svg:x2="16.1cm" svg:y2="10.005cm">
          <text:p text:style-name="P7">Student</text:p>
          <text:p text:style-name="P7">Identifier, course, state</text:p>
        </draw:line>
        <draw:custom-shape draw:style-name="gr22" draw:text-style-name="P6" draw:layer="layout" svg:width="3.4cm" svg:height="2cm" svg:x="20.6cm" svg:y="2.4cm">
          <text:p text:style-name="P6">Course</text:p>
          <text:p text:style-name="P6">handl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0" draw:layer="layout" svg:x1="16.1cm" svg:y1="6.9cm" svg:x2="22.4cm" svg:y2="6.9cm">
          <text:p text:style-name="P7">Check course</text:p>
          <text:p text:style-name="P7">state</text:p>
        </draw:line>
        <draw:custom-shape draw:style-name="gr22" draw:text-style-name="P6" draw:layer="layout" svg:width="3.4cm" svg:height="2cm" svg:x="24.4cm" svg:y="2.4cm">
          <text:p text:style-name="P6">Databas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2cm" svg:y1="4.4cm" svg:x2="26.2cm" svg:y2="14.8cm">
          <text:p/>
        </draw:line>
        <draw:line draw:style-name="gr23" draw:text-style-name="P20" draw:layer="layout" svg:x1="22.4cm" svg:y1="8.194cm" svg:x2="26.2cm" svg:y2="8.194cm">
          <text:p text:style-name="P7">Save data</text:p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take subjects</text:span></text:p>
          </draw:text-box>
        </draw:frame>
        <draw:frame draw:style-name="gr25" draw:text-style-name="P19" draw:layer="layout" svg:width="6.2cm" svg:height="7.361cm" svg:x="1cm" svg:y="2.2cm">
          <draw:text-box>
            <text:p text:style-name="P1"><text:span text:style-name="T6">Person requests subjects A, B, C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 ]</text:span></text:p>
            <text:p text:style-name="P1"><text:span text:style-name="T6"/></text:p>
            <text:p text:style-name="P1"><text:span text:style-name="T3"/></text:p>
          </draw:text-box>
        </draw:frame>
        <draw:frame draw:style-name="gr26" draw:text-style-name="P19" draw:layer="layout" svg:width="6.2cm" svg:height="7.778cm" svg:x="8.2cm" svg:y="2.239cm">
          <draw:text-box>
            <text:p text:style-name="P1"><text:span text:style-name="T6">System set subjects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A, B, C]</text:span></text:p>
            <text:p text:style-name="P1"><text:span text:style-name="T6"/></text:p>
            <text:p text:style-name="P1"><text:span text:style-name="T11">Alternatives</text:span><text:span text:style-name="T6">:</text:span></text:p>
            <text:p text:style-name="P1"><text:span text:style-name="T13">1 Student invalid &gt; don’t set subjects</text:span></text:p>
            <text:p text:style-name="P1"><text:span text:style-name="T13">2 subjects passed once &gt; don’t set subjects</text:span></text:p>
            <text:p text:style-name="P1"><text:span text:style-name="T6">3 subject full &gt; don’t set subject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take subjects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2.6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4.4cm" svg:y1="4.4cm" svg:x2="14.4cm" svg:y2="14.8cm">
          <text:p/>
        </draw:line>
        <draw:line draw:style-name="gr23" draw:text-style-name="P21" draw:layer="layout" svg:x1="10.1cm" svg:y1="5.8cm" svg:x2="14.4cm" svg:y2="5.8cm">
          <text:p text:style-name="P7"><text:span text:style-name="T3">Request</text:span></text:p>
          <text:p text:style-name="P7"><text:span text:style-name="T3">subject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Request</text:span></text:p>
          <text:p text:style-name="P7"><text:span text:style-name="T3">subject</text:span></text:p>
        </draw:line>
        <draw:line draw:style-name="gr24" draw:text-style-name="P21" draw:layer="layout" svg:x1="4.1cm" svg:y1="13.5cm" svg:x2="14.4cm" svg:y2="13.5cm">
          <text:p text:style-name="P7"><text:span text:style-name="T3">Student</text:span></text:p>
          <text:p text:style-name="P7"><text:span text:style-name="T3">subject</text:span></text:p>
        </draw:line>
        <draw:custom-shape draw:style-name="gr22" draw:text-style-name="P10" draw:layer="layout" svg:width="3.4cm" svg:height="2cm" svg:x="20.6cm" svg:y="2.4cm">
          <text:p text:style-name="P10"><text:span text:style-name="T3">Subjec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22.4cm" svg:y1="11.6cm" svg:x2="26.3cm" svg:y2="11.6cm">
          <text:p text:style-name="P7"><text:span text:style-name="T3">Save data</text:span></text:p>
        </draw:line>
        <draw:custom-shape draw:style-name="gr22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23" draw:text-style-name="P21" draw:layer="layout" svg:x1="14.4cm" svg:y1="9.2cm" svg:x2="22.4cm" svg:y2="9.2cm">
          <text:p text:style-name="P7"><text:span text:style-name="T3">Check availability</text:span></text:p>
        </draw:line>
        <draw:custom-shape draw:style-name="gr22" draw:text-style-name="P10" draw:layer="layout" svg:width="3.4cm" svg:height="2cm" svg:x="16.6cm" svg:y="2.4cm">
          <text:p text:style-name="P10"><text:span text:style-name="T3">Course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8.4cm" svg:y1="4.4cm" svg:x2="18.4cm" svg:y2="14.8cm">
          <text:p/>
        </draw:line>
        <draw:line draw:style-name="gr23" draw:text-style-name="P21" draw:layer="layout" svg:x1="14.4cm" svg:y1="7.357cm" svg:x2="18.4cm" svg:y2="7.357cm">
          <text:p text:style-name="P7"><text:span text:style-name="T3">Check subject</text:span></text:p>
          <text:p text:style-name="P7"><text:span text:style-name="T3">compatibility</text:span></text:p>
        </draw:lin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semester closes (event)</text:span></text:p>
          </draw:text-box>
        </draw:frame>
        <draw:frame draw:style-name="gr27" draw:text-style-name="P19" draw:layer="layout" svg:width="6.2cm" svg:height="11.04cm" svg:x="1cm" svg:y="2.2cm">
          <draw:text-box>
            <text:p text:style-name="P1"><text:span text:style-name="T6">System set subjects status and calculates student GPA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 ]</text:span></text:p>
            <text:p text:style-name="P1"><text:span text:style-name="T6">GPA = 0</text:span></text:p>
            <text:p text:style-name="P1"><text:span text:style-name="T6"/></text:p>
          </draw:text-box>
        </draw:frame>
        <draw:frame draw:style-name="gr28" draw:text-style-name="P19" draw:layer="layout" svg:width="6.2cm" svg:height="11.108cm" svg:x="9.4cm" svg:y="2.2cm">
          <draw:text-box>
            <text:p text:style-name="P1"><text:span text:style-name="T6">System set subjects status and calculates student GPA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</text:span></text:p>
            <text:p text:style-name="P1"><text:span text:style-name="T6">A, passed, grade &gt;=7</text:span></text:p>
            <text:p text:style-name="P1"><text:span text:style-name="T6">B, passed, grade &gt;=7</text:span></text:p>
            <text:p text:style-name="P1"><text:span text:style-name="T6">C, passed, grade &gt;=7</text:span></text:p>
            <text:p text:style-name="P1"><text:span text:style-name="T6">]</text:span></text:p>
            <text:p text:style-name="P1"><text:span text:style-name="T6">GPA &gt;= 7</text:span></text:p>
            <text:p text:style-name="P1"><text:span text:style-name="T6"/></text:p>
            <text:p text:style-name="P1"><text:span text:style-name="T11">Alternatives</text:span></text:p>
            <text:p text:style-name="P1"><text:span text:style-name="T6">1 student fail subject(s) &gt; subject state = falied</text:span></text:p>
            <text:p text:style-name="P1"><text:span text:style-name="T6">2 student passed the last subject &gt; student stated approved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semester closes (event)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2.8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4.6cm" svg:y1="4.4cm" svg:x2="14.6cm" svg:y2="14.8cm">
          <text:p/>
        </draw:line>
        <draw:line draw:style-name="gr23" draw:text-style-name="P21" draw:layer="layout" svg:x1="10.1cm" svg:y1="5.8cm" svg:x2="14.6cm" svg:y2="5.8cm">
          <text:p text:style-name="P7"><text:span text:style-name="T3">Set subject</text:span></text:p>
          <text:p text:style-name="P7"><text:span text:style-name="T3">status</text:span></text:p>
        </draw:line>
        <draw:custom-shape draw:style-name="gr22" draw:text-style-name="P10" draw:layer="layout" svg:width="3.4cm" svg:height="2cm" svg:x="2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Set subject</text:span></text:p>
          <text:p text:style-name="P7"><text:span text:style-name="T3">status</text:span></text:p>
        </draw:line>
        <draw:line draw:style-name="gr24" draw:text-style-name="P21" draw:layer="layout" svg:x1="4.1cm" svg:y1="13.7cm" svg:x2="14.6cm" svg:y2="13.605cm">
          <text:p text:style-name="P7"><text:span text:style-name="T3">Student</text:span></text:p>
          <text:p text:style-name="P7"><text:span text:style-name="T3">Subject, status, GPA</text:span></text:p>
        </draw:line>
        <draw:custom-shape draw:style-name="gr22" draw:text-style-name="P10" draw:layer="layout" svg:width="3.4cm" svg:height="2cm" svg:x="20.6cm" svg:y="2.4cm">
          <text:p text:style-name="P10"><text:span text:style-name="T3">GPA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22.4cm" svg:y1="11.1cm" svg:x2="26.3cm" svg:y2="11.1cm">
          <text:p text:style-name="P7"><text:span text:style-name="T3">Save data</text:span></text:p>
        </draw:line>
        <draw:custom-shape draw:style-name="gr22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23" draw:text-style-name="P21" draw:layer="layout" svg:x1="4.1cm" svg:y1="7.194cm" svg:x2="22.4cm" svg:y2="7.2cm">
          <text:p text:style-name="P7"><text:span text:style-name="T3">calculates GPA</text:span></text:p>
        </draw:line>
        <draw:line draw:style-name="gr24" draw:text-style-name="P21" draw:layer="layout" svg:x1="14.6cm" svg:y1="9.8cm" svg:x2="22.4cm" svg:y2="9.894cm">
          <text:p text:style-name="P7"><text:span text:style-name="T3">Set GPA</text:span></text:p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locks course</text:span></text:p>
          </draw:text-box>
        </draw:frame>
        <draw:frame draw:style-name="gr29" draw:text-style-name="P22" draw:layer="layout" svg:width="6.2cm" svg:height="7.361cm" svg:x="1cm" svg:y="2.2cm">
          <draw:text-box>
            <text:p text:style-name="P1"><text:span text:style-name="T6">Student (person) requests to lock the course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tate = unlocked</text:span></text:p>
          </draw:text-box>
        </draw:frame>
        <draw:frame draw:style-name="gr30" draw:text-style-name="P22" draw:layer="layout" svg:width="6.2cm" svg:height="7.361cm" svg:x="10.4cm" svg:y="2.16cm">
          <draw:text-box>
            <text:p text:style-name="P1"><text:span text:style-name="T6">System lock the course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- state = locked</text:span></text:p>
            <text:p text:style-name="P1"><text:span text:style-name="T6"/></text:p>
            <text:p text:style-name="P1"><text:span text:style-name="T11">Alternatives</text:span></text:p>
            <text:p text:style-name="P1"><text:span text:style-name="T6">1 student already locked &gt; just re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nlocks the course</text:span></text:p>
          </draw:text-box>
        </draw:frame>
        <draw:frame draw:style-name="gr25" draw:text-style-name="P19" draw:layer="layout" svg:width="6.2cm" svg:height="7.361cm" svg:x="1cm" svg:y="2.2cm">
          <draw:text-box>
            <text:p text:style-name="P1"><text:span text:style-name="T6">Student (person) requests to lunock the course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tate = locked</text:span></text:p>
          </draw:text-box>
        </draw:frame>
        <draw:frame draw:style-name="gr25" draw:text-style-name="P19" draw:layer="layout" svg:width="6.2cm" svg:height="7.361cm" svg:x="10.4cm" svg:y="2.16cm">
          <draw:text-box>
            <text:p text:style-name="P1"><text:span text:style-name="T6">System unlock the course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- state = unlocked</text:span></text:p>
            <text:p text:style-name="P1"><text:span text:style-name="T6"/></text:p>
            <text:p text:style-name="P1"><text:span text:style-name="T11">Alternatives</text:span></text:p>
            <text:p text:style-name="P1"><text:span text:style-name="T6">1 student already unlocked &gt; just re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pdates grades</text:span></text:p>
          </draw:text-box>
        </draw:frame>
        <draw:frame draw:style-name="gr31" draw:text-style-name="P19" draw:layer="layout" svg:width="6.2cm" svg:height="8.125cm" svg:x="1cm" svg:y="2.2cm">
          <draw:text-box>
            <text:p text:style-name="P1"><text:span text:style-name="T6">Student (person) requests to update the grade of token subjects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ubjects [ ]</text:span></text:p>
          </draw:text-box>
        </draw:frame>
        <draw:frame draw:style-name="gr32" draw:text-style-name="P19" draw:layer="layout" svg:width="6.2cm" svg:height="8.021cm" svg:x="10.4cm" svg:y="2.16cm">
          <draw:text-box>
            <text:p text:style-name="P1"><text:span text:style-name="T6">System calculetes the sutedn GPA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Subjects [</text:span></text:p>
            <text:p text:style-name="P1"><text:span text:style-name="T6">A, grade &gt;=7,</text:span></text:p>
            <text:p text:style-name="P1"><text:span text:style-name="T6">B, grade &gt;=7,</text:span></text:p>
            <text:p text:style-name="P1"><text:span text:style-name="T6">C grade &gt;=7</text:span></text:p>
            <text:p text:style-name="P1"><text:span text:style-name="T6">]</text:span></text:p>
            <text:p text:style-name="P1"><text:span text:style-name="T6">- GPA &gt;= 7</text:span></text:p>
            <text:p text:style-name="P1"><text:span text:style-name="T6"/></text:p>
            <text:p text:style-name="P1"><text:span text:style-name="T11">Alternatives</text:span></text:p>
            <text:p text:style-name="P1"><text:span text:style-name="T14">1 Grade(s) smaller than 7</text:span></text:p>
            <text:p text:style-name="P1"><text:span text:style-name="T6">Hence GPA &lt; 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pdates grades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4.3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1" draw:layer="layout" svg:x1="10.1cm" svg:y1="5.8cm" svg:x2="16.1cm" svg:y2="5.8cm">
          <text:p text:style-name="P7"><text:span text:style-name="T3">Update grades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Update grades</text:span></text:p>
        </draw:line>
        <draw:line draw:style-name="gr24" draw:text-style-name="P21" draw:layer="layout" svg:x1="4.1cm" svg:y1="12.3cm" svg:x2="16.1cm" svg:y2="12.205cm">
          <text:p text:style-name="P7"><text:span text:style-name="T3">Student</text:span></text:p>
          <text:p text:style-name="P7"><text:span text:style-name="T3">GPA</text:span></text:p>
        </draw:line>
        <draw:custom-shape draw:style-name="gr22" draw:text-style-name="P10" draw:layer="layout" svg:width="3.4cm" svg:height="2cm" svg:x="20.6cm" svg:y="2.4cm">
          <text:p text:style-name="P10"><text:span text:style-name="T3">GPA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22.4cm" svg:y1="9.7cm" svg:x2="26.3cm" svg:y2="9.7cm">
          <text:p text:style-name="P7"><text:span text:style-name="T3">Save data</text:span></text:p>
        </draw:line>
        <draw:custom-shape draw:style-name="gr22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23" draw:text-style-name="P21" draw:layer="layout" svg:x1="16.1cm" svg:y1="6.394cm" svg:x2="22.4cm" svg:y2="6.4cm">
          <text:p text:style-name="P7"><text:span text:style-name="T3">calculates GPA</text:span></text:p>
        </draw:line>
        <draw:line draw:style-name="gr24" draw:text-style-name="P21" draw:layer="layout" svg:x1="16.1cm" svg:y1="8.394cm" svg:x2="22.4cm" svg:y2="8.394cm">
          <text:p text:style-name="P7"><text:span text:style-name="T3">Set GPA</text:span></text:p>
        </draw:lin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rdinator – cancel course</text:span></text:p>
          </draw:text-box>
        </draw:frame>
        <draw:frame draw:style-name="gr25" draw:text-style-name="P19" draw:layer="layout" svg:width="6.2cm" svg:height="7.361cm" svg:x="1cm" svg:y="2.2cm">
          <draw:text-box>
            <text:p text:style-name="P1"><text:span text:style-name="T6">Genral cordinator (person) requests to cancel a course</text:span></text:p>
            <text:p text:style-name="P1"><text:span text:style-name="T6"/></text:p>
            <text:p text:style-name="P1"><text:span text:style-name="T6">Course</text:span></text:p>
            <text:p text:style-name="P1"><text:span text:style-name="T6">State = active</text:span></text:p>
            <text:p text:style-name="P1"><text:span text:style-name="T6"/></text:p>
            <text:p text:style-name="P1"><text:span text:style-name="T6"/></text:p>
          </draw:text-box>
        </draw:frame>
        <draw:frame draw:style-name="gr25" draw:text-style-name="P19" draw:layer="layout" svg:width="6.2cm" svg:height="7.361cm" svg:x="10.4cm" svg:y="2.16cm">
          <draw:text-box>
            <text:p text:style-name="P1"><text:span text:style-name="T6">System changes the course state to cancelled. Student grades not impacted. Other courses not impacted</text:span></text:p>
            <text:p text:style-name="P1"><text:span text:style-name="T6"/></text:p>
            <text:p text:style-name="P1"><text:span text:style-name="T6">Course</text:span></text:p>
            <text:p text:style-name="P1"><text:span text:style-name="T6">State = cancelled</text:span></text:p>
            <text:p text:style-name="P1"><text:span text:style-name="T6"/></text:p>
            <text:p text:style-name="P1"><text:span text:style-name="T6">Alternatives:</text:span></text:p>
            <text:p text:style-name="P1"><text:span text:style-name="T6">1 course already cancelled &gt; just repor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</text:span><text:span text:style-name="T2">l </text:span><text:span text:style-name="T2">cordina</text:span><text:span text:style-name="T2">tor – </text:span><text:span text:style-name="T2">cancel </text:span><text:span text:style-name="T2">course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Course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4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1" draw:layer="layout" svg:x1="10.1cm" svg:y1="5.8cm" svg:x2="16.1cm" svg:y2="5.8cm">
          <text:p text:style-name="P7"><text:span text:style-name="T3">Check semeter</text:span></text:p>
          <text:p text:style-name="P7"><text:span text:style-name="T3">ended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Cancel </text:span><text:span text:style-name="T3">course</text:span></text:p>
        </draw:line>
        <draw:line draw:style-name="gr24" draw:text-style-name="P21" draw:layer="layout" svg:x1="4.1cm" svg:y1="8.6cm" svg:x2="16.1cm" svg:y2="8.505cm">
          <text:p text:style-name="P7"><text:span text:style-name="T3">Course</text:span></text:p>
          <text:p text:style-name="P7"><text:span text:style-name="T3">state</text:span></text:p>
        </draw:line>
        <draw:custom-shape draw:style-name="gr22" draw:text-style-name="P10" draw:layer="layout" svg:width="3.4cm" svg:height="2cm" svg:x="20.6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16.1cm" svg:y1="6.6cm" svg:x2="22.4cm" svg:y2="6.6cm">
          <text:p text:style-name="P7"><text:span text:style-name="T3">Save data</text:span></text:p>
        </draw:lin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rdinator – removes subject</text:span></text:p>
          </draw:text-box>
        </draw:frame>
        <draw:frame draw:style-name="gr33" draw:text-style-name="P19" draw:layer="layout" svg:width="6.2cm" svg:height="7.414cm" svg:x="1cm" svg:y="2.2cm">
          <draw:text-box>
            <text:p text:style-name="P1"><text:span text:style-name="T6">Course cordinator (person) requests to remove a subject from the system at the end of the semeter</text:span></text:p>
            <text:p text:style-name="P1"><text:span text:style-name="T6"/></text:p>
            <text:p text:style-name="P1"><text:span text:style-name="T6">Subject</text:span></text:p>
            <text:p text:style-name="P1"><text:span text:style-name="T6">State = active</text:span></text:p>
            <text:p text:style-name="P1"><text:span text:style-name="T6"/></text:p>
          </draw:text-box>
        </draw:frame>
        <draw:frame draw:style-name="gr32" draw:text-style-name="P19" draw:layer="layout" svg:width="6.2cm" svg:height="8.021cm" svg:x="10.4cm" svg:y="2.16cm">
          <draw:text-box>
            <text:p text:style-name="P1"><text:span text:style-name="T6">System changes the subject state to “removed”. Student grades not impacted. Other courses not impacted</text:span></text:p>
            <text:p text:style-name="P1"><text:span text:style-name="T6"/></text:p>
            <text:p text:style-name="P1"><text:span text:style-name="T6">Subject</text:span></text:p>
            <text:p text:style-name="P1"><text:span text:style-name="T6">State = removed</text:span></text:p>
            <text:p text:style-name="P1"><text:span text:style-name="T6"/></text:p>
            <text:p text:style-name="P1"><text:span text:style-name="T11">Alternatives</text:span><text:span text:style-name="T6">:</text:span></text:p>
            <text:p text:style-name="P1"><text:span text:style-name="T15">1 Remove before the end of the semester </text:span><text:span text:style-name="T6">&gt; system blocks the remo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rdinator – removes subject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Subjec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4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1" draw:layer="layout" svg:x1="10.1cm" svg:y1="5.8cm" svg:x2="16.1cm" svg:y2="5.8cm">
          <text:p text:style-name="P7"><text:span text:style-name="T3">Check semeter</text:span></text:p>
          <text:p text:style-name="P7"><text:span text:style-name="T3">ended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Remove subject</text:span></text:p>
        </draw:line>
        <draw:line draw:style-name="gr24" draw:text-style-name="P21" draw:layer="layout" svg:x1="4.1cm" svg:y1="8.6cm" svg:x2="16.1cm" svg:y2="8.505cm">
          <text:p text:style-name="P7"><text:span text:style-name="T3">Course</text:span></text:p>
          <text:p text:style-name="P7"><text:span text:style-name="T3">state</text:span></text:p>
        </draw:line>
        <draw:custom-shape draw:style-name="gr22" draw:text-style-name="P10" draw:layer="layout" svg:width="3.4cm" svg:height="2cm" svg:x="20.6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16.1cm" svg:y1="6.6cm" svg:x2="22.4cm" svg:y2="6.6cm">
          <text:p text:style-name="P7"><text:span text:style-name="T3">Save data</text:span></text:p>
        </draw:lin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8T17:15:06.677878548</meta:creation-date>
    <dc:date>2024-04-18T01:50:15.123891505</dc:date>
    <meta:editing-duration>PT22H16M13S</meta:editing-duration>
    <meta:editing-cycles>108</meta:editing-cycles>
    <meta:generator>LibreOffice/6.4.7.2$Linux_X86_64 LibreOffice_project/40$Build-2</meta:generator>
    <meta:document-statistic meta:object-count="340"/>
  </office:meta>
</office:document-meta>
</file>